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66ffff" draw:opacity="50%" draw:textarea-vertical-align="middle" draw:shadow-opacity="50%"/>
    </style:style>
    <style:style style:name="gr2" style:family="graphic" style:parent-style-name="standard">
      <style:graphic-properties svg:stroke-color="#000000" draw:fill="solid" draw:fill-color="#ffffff" draw:fill-hatch-solid="false" draw:textarea-vertical-align="middle"/>
    </style:style>
    <style:style style:name="gr3" style:family="graphic" style:parent-style-name="standard">
      <style:graphic-properties svg:stroke-width="0.2cm" svg:stroke-color="#000000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7" style:family="graphic" style:parent-style-name="standard">
      <style:graphic-properties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6.899cm" svg:height="9.299cm" svg:x="8.5cm" svg:y="2.5cm" svg:viewBox="0 0 6900 9300" draw:points="0,9200 1600,0 6900,4600 6900,7000 0,9300">
          <text:p/>
        </draw:polygon>
        <draw:polygon draw:style-name="gr1" draw:text-style-name="P1" draw:layer="layout" svg:width="6.899cm" svg:height="15.599cm" svg:x="8.5cm" svg:y="4.4cm" svg:viewBox="0 0 6900 15600" draw:points="100,0 6900,4800 6900,6100 3200,6100 3200,15600 0,15600 0,0">
          <text:p/>
        </draw:polygon>
        <draw:polygon draw:style-name="gr1" draw:text-style-name="P1" draw:layer="layout" svg:width="6.799cm" svg:height="3.899cm" svg:x="1.5cm" svg:y="11.5cm" svg:viewBox="0 0 6800 3900" draw:points="6800,100 5125,3900 0,3900 0,500 6800,0">
          <text:p/>
        </draw:polygon>
        <draw:polygon draw:style-name="gr1" draw:text-style-name="P1" draw:layer="layout" svg:width="3.399cm" svg:height="1.699cm" svg:x="11.9cm" svg:y="18.1cm" svg:viewBox="0 0 3400 1700" draw:points="0,1100 1100,0 3400,0 3400,1700 1100,1700">
          <text:p/>
        </draw:polygon>
        <draw:polygon draw:style-name="gr1" draw:text-style-name="P1" draw:layer="layout" svg:width="6.799cm" svg:height="6.099cm" svg:x="1.5cm" svg:y="1.1cm" svg:viewBox="0 0 6800 6100" draw:points="200,0 6800,0 6800,2952 0,6100">
          <text:p/>
        </draw:polygon>
        <draw:rect draw:style-name="gr2" draw:text-style-name="P1" draw:layer="layout" svg:width="7cm" svg:height="15.7cm" svg:x="8.4cm" svg:y="4.3cm">
          <text:p/>
        </draw:rect>
        <draw:custom-shape draw:style-name="gr3" draw:text-style-name="P1" draw:layer="layout" svg:width="7cm" svg:height="4.1cm" svg:x="1.4cm" svg:y="11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cm" svg:height="4.1cm" svg:x="1.4cm" svg:y="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cm" svg:height="6.3cm" svg:x="1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cm" svg:height="3.3cm" svg:x="8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0.7cm" svg:height="3.3cm" svg:x="12.601cm" svg:y="7.3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7cm" svg:height="3.3cm" svg:x="13.302cm" svg:y="7.3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0.7cm" svg:height="3.3cm" svg:x="14.003cm" svg:y="7.3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0.7cm" svg:height="3.3cm" svg:x="14.704cm" svg:y="7.3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11.7cm" svg:y1="7.3cm" svg:x2="15.4cm" svg:y2="7.3cm">
          <text:p/>
        </draw:line>
        <draw:line draw:style-name="gr8" draw:text-style-name="P1" draw:layer="layout" svg:x1="11.7cm" svg:y1="10.6cm" svg:x2="15.4cm" svg:y2="10.6cm">
          <text:p/>
        </draw:line>
        <draw:custom-shape draw:style-name="gr9" draw:text-style-name="P1" draw:layer="layout" svg:width="0.494cm" svg:height="0.494cm" svg:x="6.528cm" svg:y="8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05cm" svg:height="1.05cm" svg:x="6.25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936.5079365079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3.5cm" svg:height="0.001cm" svg:x="11.8cm" svg:y="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001cm" svg:height="0.5cm" svg:x="11.8cm" svg:y="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6cm" svg:height="7.4cm" svg:x="11.8cm" svg:y="10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cm" svg:height="4.399cm" svg:x="1.401cm" svg:y="1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6cm" svg:height="1.9cm" svg:x="11.8cm" svg:y="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08T01:11:02.41</meta:creation-date>
    <meta:editing-duration>PT2H1M52S</meta:editing-duration>
    <meta:editing-cycles>5</meta:editing-cycles>
    <meta:generator>OpenOffice/4.1.5$Win32 OpenOffice.org_project/415m1$Build-9789</meta:generator>
    <meta:initial-creator>Eric Lafon</meta:initial-creator>
    <dc:date>2019-03-17T13:26:22.71</dc:date>
    <dc:creator>jules Lafon</dc:creator>
    <meta:document-statistic meta:object-count="23"/>
  </office:meta>
</office:document-meta>
</file>